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220000000AF3FB1DAE6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0A0000000BEE0EF4E74.jpg" manifest:media-type="image/jpeg"/>
  <manifest:file-entry manifest:full-path="Pictures/10000000000001C30000006C941B3822.png" manifest:media-type="image/png"/>
  <manifest:file-entry manifest:full-path="Pictures/10000000000001920000015DFEBE6720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000000001B70000018DFDF24055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31.1000003814697pt" style:font-size-asian="31.1000003814697pt" style:font-size-complex="31.1000003814697pt"/>
    </style:style>
    <style:style style:name="T2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find : find files and directori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s/pattern/replacement/gI</text:span></text:p>
              </text:list-item>
              <text:list-item>
                <text:p text:style-name="P11"><text:span text:style-name="T23">s <text:s/>is for “substitute”</text:span></text:p>
              </text:list-item>
              <text:list-item>
                <text:p text:style-name="P11"><text:span text:style-name="T23">Pattern is a simple regex</text:span></text:p>
              </text:list-item>
              <text:list-item>
                <text:p text:style-name="P11"><text:span text:style-name="T23">Replacement is the string by which the matched string will be replaced</text:span></text:p>
              </text:list-item>
              <text:list-item>
                <text:p text:style-name="P11"><text:span text:style-name="T23">g is for “global” </text:span><text:span text:style-name="T26">(it is optional)</text:span></text:p>
              </text:list-item>
              <text:list-item>
                <text:p text:style-name="P11"><text:span text:style-name="T23">I (as in i) is for “case insensitive” </text:span><text:span text:style-name="T26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/pattern/pI</text:span></text:p>
              </text:list-item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p is for “print”</text:span></text:p>
              </text:list-item>
              <text:list-item>
                <text:p text:style-name="P11"><text:span text:style-name="T23">I (as in i) is for “case insensitive” (it is optional)</text:span></text:p>
              </text:list-item>
              <text:list-item>
                <text:p text:style-name="P11"><text:span text:style-name="T23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d is for “delete”</text:span></text:p>
              </text:list-item>
              <text:list-item>
                <text:p text:style-name="P11"><text:span text:style-name="T23">This script will write to stdout every line that doesn't match the pattern</text:span></text:p>
              </text:list-item>
              <text:list-item>
                <text:p text:style-name="P11"><text:span text:style-name="T23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Does the modifications in the specified files and doesn't print to stdout </text:span><text:span text:style-name="T26">(equivalent of: sed 'script' file &gt; file)</text:span></text:p>
              </text:list-item>
              <text:list-item>
                <text:p text:style-name="P11"><text:span text:style-name="T23">Syntax: sed -i[.ext] 'sed script' [files...]</text:span></text:p>
              </text:list-item>
              <text:list-item>
                <text:p text:style-name="P11"><text:span text:style-name="T23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<text:span text:style-name="T16">(</text:span><text:span text:style-name="T24">A</text:span><text:span text:style-name="T16">ho </text:span><text:span text:style-name="T24">W</text:span><text:span text:style-name="T16">einberger </text:span><text:span text:style-name="T24">K</text:span><text:span text:style-name="T16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e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 uses extended regex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is special variables: </text:p>
              </text:list-item>
              <text:list-item>
                <text:p><text:span text:style-name="T12">$0 : is the full line</text:span></text:p>
              </text:list-item>
              <text:list-item>
                <text:p><text:span text:style-name="T12">NR : is the record number</text:span></text:p>
              </text:list-item>
              <text:list-item>
                <text:p><text:span text:style-name="T12">NF : is the number of field in the record</text:span></text:p>
              </text:list-item>
              <text:list-item>
                <text:p><text:span text:style-name="T12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actions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Only lines that match the regex will be processed. If you wanna print a range of line you can use /pattern1/,/pattern2/ </text:span><text:span text:style-name="T7">(every line from the first line that matches pattern1 to the first line that matches pattern2 will be printed)</text:span></text:p>
              </text:list-item>
              <text:list-item>
                <text:p><text:span text:style-name="T4">{actions statements} is the core of the script. It can be really complex but we'll only see few actions and control structures. </text:span><text:span text:style-name="T7">(printf and if/else if/else). </text:span><text:span text:style-name="T4">If there's more than one action or statement, “;” are need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Printf: a C-style formatter and printer </text:span><text:span text:style-name="T26">(man printf)</text:span></text:p>
              </text:list-item>
              <text:list-item>
                <text:p text:style-name="P11"><text:span text:style-name="T23">If / else if / else control structures</text:span></text:p>
                <text:p text:style-name="P11"><text:span text:style-name="T23">if ($1 == “blue”) printf “%s\n”, “sky”</text:span></text:p>
                <text:p text:style-name="P11"><text:span text:style-name="T23">else if ($1 == “green”) printf “%s\n”, “grass”</text:span></text:p>
                <text:p text:style-name="P11"><text:span text:style-name="T23">else printf “%s\n”, “undefined”</text:span></text:p>
              </text:list-item>
              <text:list-item>
                <text:p text:style-name="P11"><text:span text:style-name="T23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2cm" svg:height="8.6cm" svg:x="2.4cm" svg:y="4.6cm">
          <draw:image xlink:href="Pictures/1000000000000220000000AF3FB1D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It uses the output of a command as arguments for another command</text:span></text:p>
              </text:list-item>
              <text:list-item>
                <text:p text:style-name="P11"><text:span text:style-name="T23">Syntax: command1 | xargs [options] command2</text:span></text:p>
              </text:list-item>
              <text:list-item>
                <text:p text:style-name="P11"><text:span text:style-name="T23">If you need the string of the output in you second command, use the -i[string] option. </text:span><text:span text:style-name="T26">(exemple will follow)</text:span></text:p>
              </text:list-item>
              <text:list-item>
                <text:p text:style-name="P11"><text:span text:style-name="T23">The string will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aming every file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Bash script usually end with “.sh” extension</text:p>
            <text:p/>
            <text:p>The first line of a bash script is “#!/bin/bash”. This is called the shebang. It tells w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28">Now i can run a bash script with the following command: ./scriptName.sh</text:span></text:p>
            <text:p><text:span text:style-name="T28">Without the shebang i would have to specify wich program should run the script and the command would have been something like: bash scripName.sh</text:span></text:p>
            <text:p><text:span text:style-name="T28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the variable can be used with the “$” sign before its name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003cm" svg:height="5.2cm" svg:x="2.597cm" svg:y="13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the substring “varName” where the smallest string (starting from the beginning) matching “pattern” will be cut.</text:p>
              </text:list-item>
              <text:list-item>
                <text:p>${varName##pattern}: will return the substring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29">To call a function: functionName param1 param2 paramN</text:span> </text:p>
              </text:list-item>
              <text:list-item>
                <text:p>Parameter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t more the list of arguments passed to the script, it is now the list of arguments passed to the function...)</text:span></text:p>
              </text:list-item>
            </text:list>
          </draw:text-box>
        </draw:frame>
        <draw:frame draw:style-name="gr4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draw:style-name="gr4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ivalent</text:p>
              </text:list-item>
              <text:list-item>
                <text:p>[[ string1 != string2 ]] : return 0 if the strings are not equivalent</text:p>
              </text:list-item>
              <text:list-item>
                <text:p>[[ stringName =~ pattern ]] : return 0 if the pattern is found in the string stringName (extended regex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4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4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4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4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3T32">
        <office:forms form:automatic-focus="false" form:apply-design-mode="false"/>
        <draw:frame presentation:style-name="pr12" draw:text-style-name="P13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9">Sometimes, you will want to move the result of a command in a variable or in a for loop statement.</text:span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</text:list-item>
              <text:list-item>
                <text:p text:style-name="P13"><text:span text:style-name="T9">This is clearly not the expected result...</text:span></text:p>
              </text:list-item>
            </text:list>
          </draw:text-box>
        </draw:frame>
        <draw:frame draw:style-name="gr4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by “$()”.</text:p>
              </text:list-item>
            </text:list>
          </draw:text-box>
        </draw:frame>
        <draw:frame draw:style-name="gr4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3-02T19:47:04.371425498</dc:date>
    <meta:editing-duration>PT11H11M19S</meta:editing-duration>
    <meta:editing-cycles>113</meta:editing-cycles>
    <meta:generator>LibreOffice/4.2.8.2$Linux_X86_64 LibreOffice_project/420m0$Build-2</meta:generator>
    <meta:document-statistic meta:object-count="489"/>
  </office:meta>
</office:document-meta>
</file>